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r8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05 Comentarios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entarios en CSS</text:p>
          </draw:text-box>
        </draw:frame>
        <draw:frame presentation:style-name="pr5" draw:text-style-name="P2" draw:layer="layout" svg:width="25.199cm" svg:height="13.486cm" svg:x="1.4cm" svg:y="4.914cm" presentation:class="outline" presentation:user-transformed="true">
          <draw:text-box>
            <text:p text:style-name="P2"><text:span text:style-name="T1">/* <text:s text:c="2"/></text:span></text:p>
            <text:p text:style-name="P2"><text:span text:style-name="T1">Lorem ipsum dolor sit amet, consectetur adipisicing elit, sed do eiusmod </text:span><text:span text:style-name="T1">tempor incididunt ut labore et dolore magna aliqua. Ut enim ad minim veniam, </text:span><text:span text:style-name="T1">quis nostrudexercitation ullamco laboris nisi ut aliquip ex ea </text:span><text:span text:style-name="T1">commodoconsequat. Duis aute irure dolor in reprehenderit in voluptate velit </text:span><text:span text:style-name="T1">esse cillum dolore eu fugiat nulla pariatur. Excepteur sint occaecat cupidatat </text:span><text:span text:style-name="T1">no <text:s/>proident, sunt in culpa qui officia deserunt mollit anim id est laborum. <text:s/></text:span></text:p>
            <text:p text:style-name="P2"><text:span text:style-name="T1">*/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 xml:id="id3" draw:id="id3">
        <office:forms form:automatic-focus="false" form:apply-design-mode="false"/>
        <draw:frame presentation:style-name="pr7" draw:text-style-name="P1" draw:layer="layout" svg:width="25.199cm" svg:height="16.255cm" svg:x="1.4cm" svg:y="0.837cm">
          <draw:text-box>
            <text:p>Carlos Alemán </text:p>
            <text:p>#codefuncode</text:p>
            <text:p>#codigodivertido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4T19:07:37.510200260</meta:creation-date>
    <meta:editing-duration>PT3M42S</meta:editing-duration>
    <meta:editing-cycles>3</meta:editing-cycles>
    <meta:generator>LibreOffice/6.0.7.3$Linux_X86_64 LibreOffice_project/00m0$Build-3</meta:generator>
    <dc:title>Nature Illustration</dc:title>
    <meta:initial-creator>codefuncode </meta:initial-creator>
    <dc:date>2020-06-14T20:50:55.234712598</dc:date>
    <dc:creator>codefuncode </dc:creator>
    <meta:document-statistic meta:object-count="43"/>
  </office:meta>
</office:document-meta>
</file>